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6-12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29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0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1-22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30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1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19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9-2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6-27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2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09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05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4-05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1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16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4-15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18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13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4-15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12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4-16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1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2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4-18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1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2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4-21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19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26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13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28085171701</text:p>
          </table:table-cell>
          <table:table-cell office:value-type="string" calcext:value-type="string">
            <text:p>ALLEN 9 (AL9) CH8</text:p>
          </table:table-cell>
          <table:table-cell office:value-type="string" calcext:value-type="string">
            <text:p>2016-02-22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1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36" meta:object-count="0"/>
    <meta:user-defined meta:name="AppVersion">3.0</meta:user-defined>
  </office:meta>
</office:document-meta>
</file>